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ummoning Wars</text:h>
      <text:p text:style-name="P1">Charaktere</text:p>
      <text:p text:style-name="P1"><text:tab/>-Charaktererschaffung(Aussehen, individuelle Werte)</text:p>
      <text:p text:style-name="P1"><text:tab/>-Partysystem</text:p>
      <text:p text:style-name="P1"><text:tab/>-Charakterklassen(Krieger, Priester, Magier, Bogenschütze)</text:p>
      <text:p text:style-name="P1"><text:tab/>-4 Attribute: Stärke(str), Geschick(dex), Zauberkraft(zk), Willenskraft(wk)</text:p>
      <text:p text:style-name="P1"><text:tab/>-Techniken/Spezialfähigkeiten</text:p>
      <text:p text:style-name="P1"/>
      <text:p text:style-name="P1">Attribute</text:p>
      <text:p text:style-name="P1"><text:tab/>- str: Nahkampf/Fernkampf-Schaden, Lebenspunkte</text:p>
      <text:p text:style-name="P1"><text:tab/>- dex: Blocken/Ausweichen, Blocken/Ausweichen von Gegnern reduzieren, Fernkampfschaden, Verteidigung/Rüstung, Angriffsgeschwindigkeit</text:p>
      <text:p text:style-name="P1"><text:tab/><text:tab/>Effekte von dex eher moderat, da es so viel beeinflusst</text:p>
      <text:p text:style-name="P1"><text:tab/>- zk: Schaden von offensiver Magie</text:p>
      <text:p text:style-name="P1"><text:tab/>- wk: Resistenz gegen Magie, Wirkungsdauer von Sprüchen</text:p>
      <text:p text:style-name="P1"/>
      <text:p text:style-name="P1">Techniken/Magie</text:p>
      <text:p text:style-name="P1"><text:tab/>- 4 Elemente(Physisch, Feuer, Wasser, Luft)</text:p>
      <text:p text:style-name="P1"><text:tab/>- zum Erlernen klassenspezifischer Fähigkeiten sind Stufen&amp;Attributsvoraussetzungen zu erfüllen</text:p>
      <text:p text:style-name="P1"><text:tab/>- jede Klasse hat einen Fähigkeitsbaum</text:p>
      <text:p text:style-name="P1"><text:tab/>- jede Klasse hat etwa 24 Fähigkeiten</text:p>
      <text:p text:style-name="P1"><text:tab/>- Fähigkeitspunkte gibt es bei festgelegten Levels</text:p>
      <text:p text:style-name="P1"/>
      <text:p text:style-name="P1">Inventar/Items</text:p>
      <text:p text:style-name="P1"><text:tab/>-Unterscheidung in stapelbar(Gold/Tränke...) und nicht stapelbar(anlegbare Ausrüstung)</text:p>
      <text:p text:style-name="P1"><text:tab/>- benutzbarkeit von Ausrüstung Charakterabhängig</text:p>
      <text:p text:style-name="P1"><text:tab/>- Ausrüstung für: Linke Hand, rechte Hand, Rüstung(Torso), Helm, Handschuhe</text:p>
      <text:p text:style-name="P1"><text:tab/>- Einführung von Zweihandwaffen</text:p>
      <text:p text:style-name="P1"><text:tab/>- Inventar hat begrenzten Platz (5 große Gegenstände, 10 mittlere, 30 kleine)</text:p>
      <text:p text:style-name="P1"><text:tab/>- nicht stapelbare Gegenstände können verzaubert sein</text:p>
      <text:p text:style-name="P1"><text:tab/>- Nutzen von Verzauberung: moderat zu vergleichbarer normaler Ausrüstung, angepasst an den Level der Ausrüstung(Verzauberung von Riesenschwertern ist stärker als von Kurzschwertern)</text:p>
      <text:p text:style-name="P1"/>
      <text:p text:style-name="P1">Grundlegene Technik</text:p>
      <text:p text:style-name="P1"><text:tab/>-Bodenebene(Spieler)</text:p>
      <text:p text:style-name="P1"><text:tab/>-Luftebene(Spieler)</text:p>
      <text:p text:style-name="P1"><text:soft-page-break/><text:tab/>- Totenebene(Leichen)</text:p>
      <text:p text:style-name="P1"><text:tab/>- Itemebene(Items)</text:p>
      <text:p text:style-name="P1"><text:tab/>- Geschosseben(Pfeile, Feuerbälle etc)</text:p>
      <text:p text:style-name="P1"><text:tab/>- Minikar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11-26T17:42:39</meta:creation-date>
    <dc:date>2008-10-09T13:00:57</dc:date>
    <dc:language>de-DE</dc:language>
    <meta:editing-cycles>3</meta:editing-cycles>
    <meta:editing-duration>PT14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4" meta:word-count="182" meta:character-count="1600"/>
  </office:meta>
</office:document-meta>
</file>